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bbe33d"/>
    </style:style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ffffa6"/>
    </style:style>
    <style:style style:name="ce7" style:family="table-cell" style:parent-style-name="Default" style:data-style-name="N2">
      <style:table-cell-properties fo:background-color="#81d41a"/>
    </style:style>
    <style:style style:name="ce8" style:family="table-cell" style:parent-style-name="Default" style:data-style-name="N2">
      <style:table-cell-properties fo:background-color="#ffbf00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ackground-color="#ff972f"/>
    </style:style>
    <style:style style:name="ce11" style:family="table-cell" style:parent-style-name="Default" style:data-style-name="N2">
      <style:table-cell-properties fo:background-color="#ffaa95"/>
    </style:style>
    <style:style style:name="ce12" style:family="table-cell" style:parent-style-name="Default" style:data-style-name="N2">
      <style:table-cell-properties fo:background-color="#ff7b59"/>
    </style:style>
    <style:style style:name="ce13" style:family="table-cell" style:parent-style-name="Default" style:data-style-name="N2">
      <style:table-cell-properties fo:background-color="#b2b2b2"/>
    </style:style>
    <style:style style:name="ce14" style:family="table-cell" style:parent-style-name="Default" style:data-style-name="N2">
      <style:table-cell-properties fo:background-color="transparent"/>
    </style:style>
    <style:style style:name="ce15" style:family="table-cell" style:parent-style-name="Default" style:data-style-name="N111">
      <style:table-cell-properties fo:background-color="#ffffa6"/>
    </style:style>
    <style:style style:name="ce39" style:family="table-cell" style:parent-style-name="Default" style:data-style-name="N111">
      <style:table-cell-properties fo:background-color="#ff6d6d"/>
    </style:style>
    <style:style style:name="ce16" style:family="table-cell" style:parent-style-name="Default" style:data-style-name="N111"/>
    <style:style style:name="ce17" style:family="table-cell" style:parent-style-name="Default" style:data-style-name="N111">
      <style:table-cell-properties fo:background-color="#b2b2b2"/>
    </style:style>
    <style:style style:name="ce18" style:family="table-cell" style:parent-style-name="Default" style:data-style-name="N111">
      <style:table-cell-properties fo:background-color="transparent"/>
    </style:style>
    <style:style style:name="ce19" style:family="table-cell" style:parent-style-name="Default" style:data-style-name="N111">
      <style:table-cell-properties fo:background-color="#ffff00"/>
    </style:style>
    <style:style style:name="ce20" style:family="table-cell" style:parent-style-name="Default" style:data-style-name="N99"/>
    <style:style style:name="ce21" style:family="table-cell" style:parent-style-name="Default" style:data-style-name="N99">
      <style:table-cell-properties fo:background-color="#b2b2b2"/>
    </style:style>
    <style:style style:name="ce22" style:family="table-cell" style:parent-style-name="Default" style:data-style-name="N99">
      <style:table-cell-properties fo:background-color="transparent"/>
    </style:style>
    <style:style style:name="ce23" style:family="table-cell" style:parent-style-name="Default" style:data-style-name="N99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column table:style-name="co2" table:default-cell-style-name="Default"/>
        <table:table-column table:style-name="co2" table:number-columns-repeated="3" table:default-cell-style-name="ce16"/>
        <table:table-column table:style-name="co2" table:number-columns-repeated="3" table:default-cell-style-name="ce20"/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number-columns-repeated="2"/>
          <table:table-cell table:style-name="ce1" office:value-type="string" calcext:value-type="string">
            <text:p>Time per operation (us)</text:p>
          </table:table-cell>
          <table:table-cell table:style-name="Default"/>
          <table:table-cell/>
          <table:table-cell table:style-name="ce1" office:value-type="string" calcext:value-type="string">
            <text:p>Perf ratio (smaller is better)</text:p>
          </table:table-cell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Raku</text:p>
          </table:table-cell>
          <table:table-cell table:style-name="ce1" office:value-type="string" calcext:value-type="string">
            <text:p>Perl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Raku</text:p>
          </table:table-cell>
          <table:table-cell table:style-name="ce1" office:value-type="string" calcext:value-type="string">
            <text:p>Perl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Raku/Perl</text:p>
          </table:table-cell>
          <table:table-cell table:style-name="ce1" office:value-type="string" calcext:value-type="string">
            <text:p>Raku/Python</text:p>
          </table:table-cell>
          <table:table-cell table:style-name="ce1" office:value-type="string" calcext:value-type="string">
            <text:p>Python/Perl</text:p>
          </table:table-cell>
          <table:table-cell table:style-name="ce1" office:value-type="string" calcext:value-type="string">
            <text:p>Raku/Perl</text:p>
          </table:table-cell>
          <table:table-cell table:style-name="ce1" office:value-type="string" calcext:value-type="string">
            <text:p>Raku/Python</text:p>
          </table:table-cell>
          <table:table-cell table:style-name="ce1" office:value-type="string" calcext:value-type="string">
            <text:p>Python/Perl</text:p>
          </table:table-cell>
        </table:table-row>
        <table:table-row table:style-name="ro1">
          <table:table-cell table:style-name="ce1" office:value-type="string" calcext:value-type="string">
            <text:p>Hash test vs Regex match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Default" table:number-columns-repeated="2"/>
          <table:table-cell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Hash</text:p>
          </table:table-cell>
          <table:table-cell office:value-type="float" office:value="3.8" calcext:value-type="float">
            <text:p>3.8</text:p>
          </table:table-cell>
          <table:table-cell table:style-name="ce6" office:value-type="float" office:value="4.3" calcext:value-type="float">
            <text:p>4.3</text:p>
          </table:table-cell>
          <table:table-cell table:style-name="ce6" office:value-type="float" office:value="9.9" calcext:value-type="float">
            <text:p>9.9</text:p>
          </table:table-cell>
          <table:table-cell table:formula="of:=[.B5]/[.B$4]" office:value-type="float" office:value="0.38" calcext:value-type="float">
            <text:p>0.38</text:p>
          </table:table-cell>
          <table:table-cell table:formula="of:=[.C5]/[.C$4]" office:value-type="float" office:value="0.043" calcext:value-type="float">
            <text:p>0.04</text:p>
          </table:table-cell>
          <table:table-cell table:formula="of:=[.D5]/[.D$4]" office:value-type="float" office:value="0.099" calcext:value-type="float">
            <text:p>0.099</text:p>
          </table:table-cell>
          <table:table-cell table:style-name="ce15" table:formula="of:=[.E5]/[.F5]" office:value-type="float" office:value="8.83720930232558" calcext:value-type="float">
            <text:p>8.8</text:p>
          </table:table-cell>
          <table:table-cell table:style-name="ce15" table:formula="of:=[.E5]/[.G5]" office:value-type="float" office:value="3.83838383838384" calcext:value-type="float">
            <text:p>3.8</text:p>
          </table:table-cell>
          <table:table-cell table:formula="of:=[.G5]/[.F5]" office:value-type="float" office:value="2.30232558139535" calcext:value-type="float">
            <text:p>2.3</text:p>
          </table:table-cell>
          <table:table-cell table:formula="of:=[.H5]&lt;1" office:value-type="boolean" office:boolean-value="false" calcext:value-type="boolean">
            <text:p>FALSE</text:p>
          </table:table-cell>
          <table:table-cell table:formula="of:=[.I5]&lt;1" office:value-type="boolean" office:boolean-value="false" calcext:value-type="boolean">
            <text:p>FALSE</text:p>
          </table:table-cell>
          <table:table-cell table:formula="of:=[.J5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50" calcext:value-type="float">
            <text:p>50</text:p>
          </table:table-cell>
          <table:table-cell office:value-type="float" office:value="7.7" calcext:value-type="float">
            <text:p>7.7</text:p>
          </table:table-cell>
          <table:table-cell office:value-type="float" office:value="54" calcext:value-type="float">
            <text:p>54</text:p>
          </table:table-cell>
          <table:table-cell table:style-name="ce8" table:formula="of:=[.B6]/[.B$4]" office:value-type="float" office:value="5" calcext:value-type="float">
            <text:p>5.00</text:p>
          </table:table-cell>
          <table:table-cell table:formula="of:=[.C6]/[.C$4]" office:value-type="float" office:value="0.077" calcext:value-type="float">
            <text:p>0.08</text:p>
          </table:table-cell>
          <table:table-cell table:formula="of:=[.D6]/[.D$4]" office:value-type="float" office:value="0.54" calcext:value-type="float">
            <text:p>0.54</text:p>
          </table:table-cell>
          <table:table-cell table:style-name="ce39" table:formula="of:=[.E6]/[.F6]" office:value-type="float" office:value="64.9350649350649" calcext:value-type="float">
            <text:p>64.9</text:p>
          </table:table-cell>
          <table:table-cell table:formula="of:=[.E6]/[.G6]" office:value-type="float" office:value="9.25925925925926" calcext:value-type="float">
            <text:p>9.3</text:p>
          </table:table-cell>
          <table:table-cell table:formula="of:=[.G6]/[.F6]" office:value-type="float" office:value="7.01298701298701" calcext:value-type="float">
            <text:p>7.0</text:p>
          </table:table-cell>
          <table:table-cell table:formula="of:=[.H6]&lt;1" office:value-type="boolean" office:boolean-value="false" calcext:value-type="boolean">
            <text:p>FALSE</text:p>
          </table:table-cell>
          <table:table-cell table:formula="of:=[.I6]&lt;1" office:value-type="boolean" office:boolean-value="false" calcext:value-type="boolean">
            <text:p>FALSE</text:p>
          </table:table-cell>
          <table:table-cell table:formula="of:=[.J6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string" calcext:value-type="string">
            <text:p>Str vs Int cmp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9"/>
          <table:table-cell table:number-columns-repeated="5"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Str</text:p>
          </table:table-cell>
          <table:table-cell office:value-type="float" office:value="24" calcext:value-type="float">
            <text:p>24</text:p>
          </table:table-cell>
          <table:table-cell office:value-type="float" office:value="3.35" calcext:value-type="float">
            <text:p>3.35</text:p>
          </table:table-cell>
          <table:table-cell table:style-name="ce6" office:value-type="float" office:value="10" calcext:value-type="float">
            <text:p>10</text:p>
          </table:table-cell>
          <table:table-cell table:formula="of:=[.B8]/[.B$7]" office:value-type="float" office:value="0.24" calcext:value-type="float">
            <text:p>0.24</text:p>
          </table:table-cell>
          <table:table-cell table:formula="of:=[.C8]/[.C$7]" office:value-type="float" office:value="0.0335" calcext:value-type="float">
            <text:p>0.03</text:p>
          </table:table-cell>
          <table:table-cell table:formula="of:=[.D8]/[.D$7]" office:value-type="float" office:value="0.1" calcext:value-type="float">
            <text:p>0.1</text:p>
          </table:table-cell>
          <table:table-cell table:style-name="ce15" table:formula="of:=[.E8]/[.F8]" office:value-type="float" office:value="7.16417910447761" calcext:value-type="float">
            <text:p>7.2</text:p>
          </table:table-cell>
          <table:table-cell table:style-name="ce15" table:formula="of:=[.E8]/[.G8]" office:value-type="float" office:value="2.4" calcext:value-type="float">
            <text:p>2.4</text:p>
          </table:table-cell>
          <table:table-cell table:formula="of:=[.G8]/[.F8]" office:value-type="float" office:value="2.98507462686567" calcext:value-type="float">
            <text:p>3.0</text:p>
          </table:table-cell>
          <table:table-cell table:formula="of:=[.H8]&lt;1" office:value-type="boolean" office:boolean-value="false" calcext:value-type="boolean">
            <text:p>FALSE</text:p>
          </table:table-cell>
          <table:table-cell table:formula="of:=[.I8]&lt;1" office:value-type="boolean" office:boolean-value="false" calcext:value-type="boolean">
            <text:p>FALSE</text:p>
          </table:table-cell>
          <table:table-cell table:formula="of:=[.J8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3" office:value-type="string" calcext:value-type="string">
            <text:p>Int</text:p>
          </table:table-cell>
          <table:table-cell office:value-type="float" office:value="24" calcext:value-type="float">
            <text:p>24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B9]/[.B$7]" office:value-type="float" office:value="0.24" calcext:value-type="float">
            <text:p>0.24</text:p>
          </table:table-cell>
          <table:table-cell table:formula="of:=[.C9]/[.C$7]" office:value-type="float" office:value="0.03" calcext:value-type="float">
            <text:p>0.03</text:p>
          </table:table-cell>
          <table:table-cell table:formula="of:=[.D9]/[.D$7]" office:value-type="float" office:value="0.1" calcext:value-type="float">
            <text:p>0.1</text:p>
          </table:table-cell>
          <table:table-cell table:formula="of:=[.E9]/[.F9]" office:value-type="float" office:value="8" calcext:value-type="float">
            <text:p>8.0</text:p>
          </table:table-cell>
          <table:table-cell table:formula="of:=[.E9]/[.G9]" office:value-type="float" office:value="2.4" calcext:value-type="float">
            <text:p>2.4</text:p>
          </table:table-cell>
          <table:table-cell table:formula="of:=[.G9]/[.F9]" office:value-type="float" office:value="3.33333333333333" calcext:value-type="float">
            <text:p>3.3</text:p>
          </table:table-cell>
          <table:table-cell table:formula="of:=[.H9]&lt;1" office:value-type="boolean" office:boolean-value="false" calcext:value-type="boolean">
            <text:p>FALSE</text:p>
          </table:table-cell>
          <table:table-cell table:formula="of:=[.I9]&lt;1" office:value-type="boolean" office:boolean-value="false" calcext:value-type="boolean">
            <text:p>FALSE</text:p>
          </table:table-cell>
          <table:table-cell table:formula="of:=[.J9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string" calcext:value-type="string">
            <text:p>Map vs For vs List com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/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for/push</text:p>
          </table:table-cell>
          <table:table-cell office:value-type="float" office:value="6.849" calcext:value-type="float">
            <text:p>6.849</text:p>
          </table:table-cell>
          <table:table-cell table:style-name="ce6" office:value-type="float" office:value="1.5" calcext:value-type="float">
            <text:p>1.5</text:p>
          </table:table-cell>
          <table:table-cell office:value-type="float" office:value="2.3" calcext:value-type="float">
            <text:p>2.3</text:p>
          </table:table-cell>
          <table:table-cell table:formula="of:=[.B11]/[.B$10]" office:value-type="float" office:value="3.4245" calcext:value-type="float">
            <text:p>3.42</text:p>
          </table:table-cell>
          <table:table-cell table:formula="of:=[.C11]/[.C$10]" office:value-type="float" office:value="0.15" calcext:value-type="float">
            <text:p>0.15</text:p>
          </table:table-cell>
          <table:table-cell table:formula="of:=[.D11]/[.D$10]" office:value-type="float" office:value="0.23" calcext:value-type="float">
            <text:p>0.23</text:p>
          </table:table-cell>
          <table:table-cell table:formula="of:=[.E11]/[.F11]" office:value-type="float" office:value="22.83" calcext:value-type="float">
            <text:p>22.8</text:p>
          </table:table-cell>
          <table:table-cell table:formula="of:=[.E11]/[.G11]" office:value-type="float" office:value="14.8891304347826" calcext:value-type="float">
            <text:p>14.9</text:p>
          </table:table-cell>
          <table:table-cell table:formula="of:=[.G11]/[.F11]" office:value-type="float" office:value="1.53333333333333" calcext:value-type="float">
            <text:p>1.5</text:p>
          </table:table-cell>
          <table:table-cell table:formula="of:=[.H11]&lt;1" office:value-type="boolean" office:boolean-value="false" calcext:value-type="boolean">
            <text:p>FALSE</text:p>
          </table:table-cell>
          <table:table-cell table:formula="of:=[.I11]&lt;1" office:value-type="boolean" office:boolean-value="false" calcext:value-type="boolean">
            <text:p>FALSE</text:p>
          </table:table-cell>
          <table:table-cell table:formula="of:=[.J11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5.268" calcext:value-type="float">
            <text:p>5.268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.4" calcext:value-type="float">
            <text:p>1.4</text:p>
          </table:table-cell>
          <table:table-cell table:formula="of:=[.B12]/[.B$10]" office:value-type="float" office:value="2.634" calcext:value-type="float">
            <text:p>2.63</text:p>
          </table:table-cell>
          <table:table-cell table:formula="of:=[.C12]/[.C$10]" office:value-type="float" office:value="0.2" calcext:value-type="float">
            <text:p>0.20</text:p>
          </table:table-cell>
          <table:table-cell table:formula="of:=[.D12]/[.D$10]" office:value-type="float" office:value="0.14" calcext:value-type="float">
            <text:p>0.14</text:p>
          </table:table-cell>
          <table:table-cell table:formula="of:=[.E12]/[.F12]" office:value-type="float" office:value="13.17" calcext:value-type="float">
            <text:p>13.2</text:p>
          </table:table-cell>
          <table:table-cell table:formula="of:=[.E12]/[.G12]" office:value-type="float" office:value="18.8142857142857" calcext:value-type="float">
            <text:p>18.8</text:p>
          </table:table-cell>
          <table:table-cell table:formula="of:=[.G12]/[.F12]" office:value-type="float" office:value="0.7" calcext:value-type="float">
            <text:p>0.7</text:p>
          </table:table-cell>
          <table:table-cell table:formula="of:=[.H12]&lt;1" office:value-type="boolean" office:boolean-value="false" calcext:value-type="boolean">
            <text:p>FALSE</text:p>
          </table:table-cell>
          <table:table-cell table:formula="of:=[.I12]&lt;1" office:value-type="boolean" office:boolean-value="false" calcext:value-type="boolean">
            <text:p>FALSE</text:p>
          </table:table-cell>
          <table:table-cell table:formula="of:=[.J12]&lt;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or/idx</text:p>
          </table:table-cell>
          <table:table-cell office:value-type="float" office:value="5.515" calcext:value-type="float">
            <text:p>5.515</text:p>
          </table:table-cell>
          <table:table-cell office:value-type="float" office:value="2.1" calcext:value-type="float">
            <text:p>2.1</text:p>
          </table:table-cell>
          <table:table-cell office:value-type="float" office:value="2.9" calcext:value-type="float">
            <text:p>2.9</text:p>
          </table:table-cell>
          <table:table-cell table:formula="of:=[.B13]/[.B$10]" office:value-type="float" office:value="2.7575" calcext:value-type="float">
            <text:p>2.76</text:p>
          </table:table-cell>
          <table:table-cell table:formula="of:=[.C13]/[.C$10]" office:value-type="float" office:value="0.21" calcext:value-type="float">
            <text:p>0.21</text:p>
          </table:table-cell>
          <table:table-cell table:formula="of:=[.D13]/[.D$10]" office:value-type="float" office:value="0.29" calcext:value-type="float">
            <text:p>0.29</text:p>
          </table:table-cell>
          <table:table-cell table:formula="of:=[.E13]/[.F13]" office:value-type="float" office:value="13.1309523809524" calcext:value-type="float">
            <text:p>13.1</text:p>
          </table:table-cell>
          <table:table-cell table:style-name="ce15" table:formula="of:=[.E13]/[.G13]" office:value-type="float" office:value="9.50862068965517" calcext:value-type="float">
            <text:p>9.5</text:p>
          </table:table-cell>
          <table:table-cell table:formula="of:=[.G13]/[.F13]" office:value-type="float" office:value="1.38095238095238" calcext:value-type="float">
            <text:p>1.4</text:p>
          </table:table-cell>
          <table:table-cell table:formula="of:=[.H13]&lt;1" office:value-type="boolean" office:boolean-value="false" calcext:value-type="boolean">
            <text:p>FALSE</text:p>
          </table:table-cell>
          <table:table-cell table:formula="of:=[.I13]&lt;1" office:value-type="boolean" office:boolean-value="false" calcext:value-type="boolean">
            <text:p>FALSE</text:p>
          </table:table-cell>
          <table:table-cell table:formula="of:=[.J13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-style loop</text:p>
          </table:table-cell>
          <table:table-cell office:value-type="float" office:value="9.958" calcext:value-type="float">
            <text:p>9.958</text:p>
          </table:table-cell>
          <table:table-cell office:value-type="float" office:value="2.5" calcext:value-type="float">
            <text:p>2.5</text:p>
          </table:table-cell>
          <table:table-cell/>
          <table:table-cell table:style-name="ce8" table:formula="of:=[.B14]/[.B$10]" office:value-type="float" office:value="4.979" calcext:value-type="float">
            <text:p>4.98</text:p>
          </table:table-cell>
          <table:table-cell table:formula="of:=[.C14]/[.C$10]" office:value-type="float" office:value="0.25" calcext:value-type="float">
            <text:p>0.25</text:p>
          </table:table-cell>
          <table:table-cell/>
          <table:table-cell table:formula="of:=[.E14]/[.F14]" office:value-type="float" office:value="19.916" calcext:value-type="float">
            <text:p>19.9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ush/for</text:p>
          </table:table-cell>
          <table:table-cell office:value-type="float" office:value="3.005" calcext:value-type="float">
            <text:p>3.005</text:p>
          </table:table-cell>
          <table:table-cell table:style-name="ce6" office:value-type="float" office:value="1.5" calcext:value-type="float">
            <text:p>1.5</text:p>
          </table:table-cell>
          <table:table-cell/>
          <table:table-cell table:formula="of:=[.B15]/[.B$10]" office:value-type="float" office:value="1.5025" calcext:value-type="float">
            <text:p>1.50</text:p>
          </table:table-cell>
          <table:table-cell table:formula="of:=[.C15]/[.C$10]" office:value-type="float" office:value="0.15" calcext:value-type="float">
            <text:p>0.15</text:p>
          </table:table-cell>
          <table:table-cell/>
          <table:table-cell table:style-name="ce15" table:formula="of:=[.E15]/[.F15]" office:value-type="float" office:value="10.0166666666667" calcext:value-type="float">
            <text:p>10.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list compr</text:p>
          </table:table-cell>
          <table:table-cell office:value-type="float" office:value="3.391" calcext:value-type="float">
            <text:p>3.391</text:p>
          </table:table-cell>
          <table:table-cell/>
          <table:table-cell table:style-name="ce6" office:value-type="float" office:value="1.2" calcext:value-type="float">
            <text:p>1.2</text:p>
          </table:table-cell>
          <table:table-cell table:formula="of:=[.B16]/[.B$10]" office:value-type="float" office:value="1.6955" calcext:value-type="float">
            <text:p>1.70</text:p>
          </table:table-cell>
          <table:table-cell/>
          <table:table-cell table:formula="of:=[.D16]/[.D$10]" office:value-type="float" office:value="0.12" calcext:value-type="float">
            <text:p>0.12</text:p>
          </table:table-cell>
          <table:table-cell/>
          <table:table-cell table:style-name="ce15" table:formula="of:=[.E16]/[.G16]" office:value-type="float" office:value="14.1291666666667" calcext:value-type="float">
            <text:p>14.1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Regex or vs Cond or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/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Regex w capture and or</text:p>
          </table:table-cell>
          <table:table-cell office:value-type="float" office:value="4.164" calcext:value-type="float">
            <text:p>4.164</text:p>
          </table:table-cell>
          <table:table-cell office:value-type="float" office:value="1.36" calcext:value-type="float">
            <text:p>1.36</text:p>
          </table:table-cell>
          <table:table-cell table:style-name="ce6" office:value-type="float" office:value="2.3" calcext:value-type="float">
            <text:p>2.3</text:p>
          </table:table-cell>
          <table:table-cell table:style-name="ce10" table:formula="of:=[.B18]/[.B$17]" office:value-type="float" office:value="41.64" calcext:value-type="float">
            <text:p>41.64</text:p>
          </table:table-cell>
          <table:table-cell table:formula="of:=[.C18]/[.C$17]" office:value-type="float" office:value="1.36" calcext:value-type="float">
            <text:p>1.36</text:p>
          </table:table-cell>
          <table:table-cell table:formula="of:=[.D18]/[.D$17]" office:value-type="float" office:value="2.3" calcext:value-type="float">
            <text:p>2.3</text:p>
          </table:table-cell>
          <table:table-cell table:formula="of:=[.E18]/[.F18]" office:value-type="float" office:value="30.6176470588235" calcext:value-type="float">
            <text:p>30.6</text:p>
          </table:table-cell>
          <table:table-cell table:formula="of:=[.E18]/[.G18]" office:value-type="float" office:value="18.104347826087" calcext:value-type="float">
            <text:p>18.1</text:p>
          </table:table-cell>
          <table:table-cell table:formula="of:=[.G18]/[.F18]" office:value-type="float" office:value="1.69117647058824" calcext:value-type="float">
            <text:p>1.7</text:p>
          </table:table-cell>
          <table:table-cell table:formula="of:=[.H18]&lt;1" office:value-type="boolean" office:boolean-value="false" calcext:value-type="boolean">
            <text:p>FALSE</text:p>
          </table:table-cell>
          <table:table-cell table:formula="of:=[.I18]&lt;1" office:value-type="boolean" office:boolean-value="false" calcext:value-type="boolean">
            <text:p>FALSE</text:p>
          </table:table-cell>
          <table:table-cell table:formula="of:=[.J18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>
            <text:p>Regex no capture or</text:p>
          </table:table-cell>
          <table:table-cell office:value-type="float" office:value="2.78" calcext:value-type="float">
            <text:p>2.78</text:p>
          </table:table-cell>
          <table:table-cell office:value-type="float" office:value="1.264" calcext:value-type="float">
            <text:p>1.264</text:p>
          </table:table-cell>
          <table:table-cell table:style-name="ce6" office:value-type="float" office:value="2.3" calcext:value-type="float">
            <text:p>2.3</text:p>
          </table:table-cell>
          <table:table-cell table:style-name="ce10" table:formula="of:=[.B19]/[.B$17]" office:value-type="float" office:value="27.8" calcext:value-type="float">
            <text:p>27.80</text:p>
          </table:table-cell>
          <table:table-cell table:formula="of:=[.C19]/[.C$17]" office:value-type="float" office:value="1.264" calcext:value-type="float">
            <text:p>1.26</text:p>
          </table:table-cell>
          <table:table-cell table:formula="of:=[.D19]/[.D$17]" office:value-type="float" office:value="2.3" calcext:value-type="float">
            <text:p>2.3</text:p>
          </table:table-cell>
          <table:table-cell table:style-name="ce15" table:formula="of:=[.E19]/[.F19]" office:value-type="float" office:value="21.9936708860759" calcext:value-type="float">
            <text:p>22.0</text:p>
          </table:table-cell>
          <table:table-cell table:style-name="ce15" table:formula="of:=[.E19]/[.G19]" office:value-type="float" office:value="12.0869565217391" calcext:value-type="float">
            <text:p>12.1</text:p>
          </table:table-cell>
          <table:table-cell table:formula="of:=[.G19]/[.F19]" office:value-type="float" office:value="1.81962025316456" calcext:value-type="float">
            <text:p>1.8</text:p>
          </table:table-cell>
          <table:table-cell table:formula="of:=[.H19]&lt;1" office:value-type="boolean" office:boolean-value="false" calcext:value-type="boolean">
            <text:p>FALSE</text:p>
          </table:table-cell>
          <table:table-cell table:formula="of:=[.I19]&lt;1" office:value-type="boolean" office:boolean-value="false" calcext:value-type="boolean">
            <text:p>FALSE</text:p>
          </table:table-cell>
          <table:table-cell table:formula="of:=[.J19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gex w capture, cond or</text:p>
          </table:table-cell>
          <table:table-cell office:value-type="float" office:value="13.564" calcext:value-type="float">
            <text:p>13.564</text:p>
          </table:table-cell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table:style-name="ce11" table:formula="of:=[.B20]/[.B$17]" office:value-type="float" office:value="135.64" calcext:value-type="float">
            <text:p>135.64</text:p>
          </table:table-cell>
          <table:table-cell table:formula="of:=[.C20]/[.C$17]" office:value-type="float" office:value="1.6" calcext:value-type="float">
            <text:p>1.60</text:p>
          </table:table-cell>
          <table:table-cell table:formula="of:=[.D20]/[.D$17]" office:value-type="float" office:value="6" calcext:value-type="float">
            <text:p>6</text:p>
          </table:table-cell>
          <table:table-cell table:style-name="ce39" table:formula="of:=[.E20]/[.F20]" office:value-type="float" office:value="84.775" calcext:value-type="float">
            <text:p>84.8</text:p>
          </table:table-cell>
          <table:table-cell table:formula="of:=[.E20]/[.G20]" office:value-type="float" office:value="22.6066666666667" calcext:value-type="float">
            <text:p>22.6</text:p>
          </table:table-cell>
          <table:table-cell table:formula="of:=[.G20]/[.F20]" office:value-type="float" office:value="3.75" calcext:value-type="float">
            <text:p>3.8</text:p>
          </table:table-cell>
          <table:table-cell table:formula="of:=[.H20]&lt;1" office:value-type="boolean" office:boolean-value="false" calcext:value-type="boolean">
            <text:p>FALSE</text:p>
          </table:table-cell>
          <table:table-cell table:formula="of:=[.I20]&lt;1" office:value-type="boolean" office:boolean-value="false" calcext:value-type="boolean">
            <text:p>FALSE</text:p>
          </table:table-cell>
          <table:table-cell table:formula="of:=[.J20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gex no capture, cond or</text:p>
          </table:table-cell>
          <table:table-cell office:value-type="float" office:value="7.771" calcext:value-type="float">
            <text:p>7.771</text:p>
          </table:table-cell>
          <table:table-cell table:style-name="ce6" office:value-type="float" office:value="1.2" calcext:value-type="float">
            <text:p>1.2</text:p>
          </table:table-cell>
          <table:table-cell office:value-type="float" office:value="5.9" calcext:value-type="float">
            <text:p>5.9</text:p>
          </table:table-cell>
          <table:table-cell table:style-name="ce11" table:formula="of:=[.B21]/[.B$17]" office:value-type="float" office:value="77.71" calcext:value-type="float">
            <text:p>77.71</text:p>
          </table:table-cell>
          <table:table-cell table:formula="of:=[.C21]/[.C$17]" office:value-type="float" office:value="1.2" calcext:value-type="float">
            <text:p>1.20</text:p>
          </table:table-cell>
          <table:table-cell table:formula="of:=[.D21]/[.D$17]" office:value-type="float" office:value="5.9" calcext:value-type="float">
            <text:p>5.9</text:p>
          </table:table-cell>
          <table:table-cell table:style-name="ce39" table:formula="of:=[.E21]/[.F21]" office:value-type="float" office:value="64.7583333333333" calcext:value-type="float">
            <text:p>64.8</text:p>
          </table:table-cell>
          <table:table-cell table:formula="of:=[.E21]/[.G21]" office:value-type="float" office:value="13.171186440678" calcext:value-type="float">
            <text:p>13.2</text:p>
          </table:table-cell>
          <table:table-cell table:formula="of:=[.G21]/[.F21]" office:value-type="float" office:value="4.91666666666667" calcext:value-type="float">
            <text:p>4.9</text:p>
          </table:table-cell>
          <table:table-cell table:formula="of:=[.H21]&lt;1" office:value-type="boolean" office:boolean-value="false" calcext:value-type="boolean">
            <text:p>FALSE</text:p>
          </table:table-cell>
          <table:table-cell table:formula="of:=[.I21]&lt;1" office:value-type="boolean" office:boolean-value="false" calcext:value-type="boolean">
            <text:p>FALSE</text:p>
          </table:table-cell>
          <table:table-cell table:formula="of:=[.J21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string" calcext:value-type="string">
            <text:p>Regex vs Fsm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/>
          <table:table-cell table:number-columns-repeated="5"/>
          <table:table-cell table:style-name="Default" table:number-columns-repeated="3"/>
        </table:table-row>
        <table:table-row table:style-name="ro1">
          <table:table-cell table:style-name="ce5" office:value-type="string" calcext:value-type="string">
            <text:p>fsm for/map</text:p>
          </table:table-cell>
          <table:table-cell office:value-type="float" office:value="5.6" calcext:value-type="float">
            <text:p>5.6</text:p>
          </table:table-cell>
          <table:table-cell table:style-name="ce5" office:value-type="float" office:value="6.2" calcext:value-type="float">
            <text:p>6.2</text:p>
          </table:table-cell>
          <table:table-cell table:style-name="ce6" office:value-type="float" office:value="10.541" calcext:value-type="float">
            <text:p>10.541</text:p>
          </table:table-cell>
          <table:table-cell table:style-name="ce8" table:formula="of:=([.B23]-[.B26])/[.B$22]" office:value-type="float" office:value="48" calcext:value-type="float">
            <text:p>48.00</text:p>
          </table:table-cell>
          <table:table-cell table:formula="of:=([.C23]-[.C26])/[.C$22]" office:value-type="float" office:value="6.1" calcext:value-type="float">
            <text:p>6.10</text:p>
          </table:table-cell>
          <table:table-cell table:formula="of:=([.D23]-[.D26])/[.D$22]" office:value-type="float" office:value="10.348" calcext:value-type="float">
            <text:p>10.348</text:p>
          </table:table-cell>
          <table:table-cell table:style-name="ce15" table:formula="of:=[.E23]/[.F23]" office:value-type="float" office:value="7.86885245901639" calcext:value-type="float">
            <text:p>7.9</text:p>
          </table:table-cell>
          <table:table-cell table:style-name="ce19" table:formula="of:=[.E23]/[.G23]" office:value-type="float" office:value="4.63857750289911" calcext:value-type="float">
            <text:p>4.6</text:p>
          </table:table-cell>
          <table:table-cell table:formula="of:=[.G23]/[.F23]" office:value-type="float" office:value="1.69639344262295" calcext:value-type="float">
            <text:p>1.7</text:p>
          </table:table-cell>
          <table:table-cell table:formula="of:=[.H23]&lt;1" office:value-type="boolean" office:boolean-value="false" calcext:value-type="boolean">
            <text:p>FALSE</text:p>
          </table:table-cell>
          <table:table-cell table:style-name="ce23" table:formula="of:=[.I23]&lt;1" office:value-type="boolean" office:boolean-value="false" calcext:value-type="boolean">
            <text:p>FALSE</text:p>
          </table:table-cell>
          <table:table-cell table:formula="of:=[.J23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sm while</text:p>
          </table:table-cell>
          <table:table-cell office:value-type="float" office:value="11" calcext:value-type="float">
            <text:p>11</text:p>
          </table:table-cell>
          <table:table-cell office:value-type="float" office:value="16.5" calcext:value-type="float">
            <text:p>16.5</text:p>
          </table:table-cell>
          <table:table-cell office:value-type="float" office:value="23.319" calcext:value-type="float">
            <text:p>23.319</text:p>
          </table:table-cell>
          <table:table-cell table:style-name="ce11" table:formula="of:=([.B24]-[.B27])/[.B$22]" office:value-type="float" office:value="94" calcext:value-type="float">
            <text:p>94.00</text:p>
          </table:table-cell>
          <table:table-cell table:formula="of:=([.C24]-[.C27])/[.C$22]" office:value-type="float" office:value="10.5" calcext:value-type="float">
            <text:p>10.50</text:p>
          </table:table-cell>
          <table:table-cell table:formula="of:=([.D24]-[.D27])/[.D$22]" office:value-type="float" office:value="22.649" calcext:value-type="float">
            <text:p>22.649</text:p>
          </table:table-cell>
          <table:table-cell table:formula="of:=[.E24]/[.F24]" office:value-type="float" office:value="8.95238095238095" calcext:value-type="float">
            <text:p>9.0</text:p>
          </table:table-cell>
          <table:table-cell table:formula="of:=[.E24]/[.G24]" office:value-type="float" office:value="4.15029361119696" calcext:value-type="float">
            <text:p>4.2</text:p>
          </table:table-cell>
          <table:table-cell table:formula="of:=[.G24]/[.F24]" office:value-type="float" office:value="2.15704761904762" calcext:value-type="float">
            <text:p>2.2</text:p>
          </table:table-cell>
          <table:table-cell table:formula="of:=[.H24]&lt;1" office:value-type="boolean" office:boolean-value="false" calcext:value-type="boolean">
            <text:p>FALSE</text:p>
          </table:table-cell>
          <table:table-cell table:formula="of:=[.I24]&lt;1" office:value-type="boolean" office:boolean-value="false" calcext:value-type="boolean">
            <text:p>FALSE</text:p>
          </table:table-cell>
          <table:table-cell table:formula="of:=[.J24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04" calcext:value-type="float">
            <text:p>104</text:p>
          </table:table-cell>
          <table:table-cell office:value-type="float" office:value="15.6" calcext:value-type="float">
            <text:p>15.6</text:p>
          </table:table-cell>
          <table:table-cell office:value-type="float" office:value="60.444" calcext:value-type="float">
            <text:p>60.444</text:p>
          </table:table-cell>
          <table:table-cell table:style-name="ce12" table:formula="of:=([.B25]-[.B28])/[.B$22]" office:value-type="float" office:value="1032" calcext:value-type="float">
            <text:p>1032.00</text:p>
          </table:table-cell>
          <table:table-cell table:formula="of:=([.C25]-[.C28])/[.C$22]" office:value-type="float" office:value="15.46" calcext:value-type="float">
            <text:p>15.46</text:p>
          </table:table-cell>
          <table:table-cell table:formula="of:=([.D25]-[.D28])/[.D$22]" office:value-type="float" office:value="60.181" calcext:value-type="float">
            <text:p>60.181</text:p>
          </table:table-cell>
          <table:table-cell table:formula="of:=[.E25]/[.F25]" office:value-type="float" office:value="66.7529107373868" calcext:value-type="float">
            <text:p>66.8</text:p>
          </table:table-cell>
          <table:table-cell table:formula="of:=[.E25]/[.G25]" office:value-type="float" office:value="17.1482693873482" calcext:value-type="float">
            <text:p>17.1</text:p>
          </table:table-cell>
          <table:table-cell table:formula="of:=[.G25]/[.F25]" office:value-type="float" office:value="3.89269081500647" calcext:value-type="float">
            <text:p>3.9</text:p>
          </table:table-cell>
          <table:table-cell table:formula="of:=[.H25]&lt;1" office:value-type="boolean" office:boolean-value="false" calcext:value-type="boolean">
            <text:p>FALSE</text:p>
          </table:table-cell>
          <table:table-cell table:formula="of:=[.I25]&lt;1" office:value-type="boolean" office:boolean-value="false" calcext:value-type="boolean">
            <text:p>FALSE</text:p>
          </table:table-cell>
          <table:table-cell table:formula="of:=[.J25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4" office:value-type="string" calcext:value-type="string">
            <text:p>overhead fsm for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193" calcext:value-type="float">
            <text:p>0.193</text:p>
          </table:table-cell>
          <table:table-cell table:style-name="ce13" table:formula="of:=[.B26]/[.B$22]" office:value-type="float" office:value="8" calcext:value-type="float">
            <text:p>8.00</text:p>
          </table:table-cell>
          <table:table-cell table:style-name="ce13" table:formula="of:=[.C26]/[.C$22]" office:value-type="float" office:value="0.1" calcext:value-type="float">
            <text:p>0.10</text:p>
          </table:table-cell>
          <table:table-cell table:style-name="ce4" table:formula="of:=[.D26]/[.D$22]" office:value-type="float" office:value="0.193" calcext:value-type="float">
            <text:p>0.193</text:p>
          </table:table-cell>
          <table:table-cell table:style-name="ce17" table:formula="of:=[.E26]/[.F26]" office:value-type="float" office:value="80" calcext:value-type="float">
            <text:p>80.0</text:p>
          </table:table-cell>
          <table:table-cell table:style-name="ce17" table:formula="of:=[.E26]/[.G26]" office:value-type="float" office:value="41.4507772020725" calcext:value-type="float">
            <text:p>41.5</text:p>
          </table:table-cell>
          <table:table-cell table:style-name="ce17" table:formula="of:=[.G26]/[.F26]" office:value-type="float" office:value="1.93" calcext:value-type="float">
            <text:p>1.9</text:p>
          </table:table-cell>
          <table:table-cell table:style-name="ce21" table:formula="of:=[.H26]&lt;1" office:value-type="boolean" office:boolean-value="false" calcext:value-type="boolean">
            <text:p>FALSE</text:p>
          </table:table-cell>
          <table:table-cell table:style-name="ce21" table:formula="of:=[.I26]&lt;1" office:value-type="boolean" office:boolean-value="false" calcext:value-type="boolean">
            <text:p>FALSE</text:p>
          </table:table-cell>
          <table:table-cell table:style-name="ce21" table:formula="of:=[.J26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4" office:value-type="string" calcext:value-type="string">
            <text:p>overhead fsm while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67" calcext:value-type="float">
            <text:p>0.67</text:p>
          </table:table-cell>
          <table:table-cell table:style-name="ce13" table:formula="of:=[.B27]/[.B$22]" office:value-type="float" office:value="16" calcext:value-type="float">
            <text:p>16.00</text:p>
          </table:table-cell>
          <table:table-cell table:style-name="ce13" table:formula="of:=[.C27]/[.C$22]" office:value-type="float" office:value="6" calcext:value-type="float">
            <text:p>6.00</text:p>
          </table:table-cell>
          <table:table-cell table:style-name="ce4" table:formula="of:=[.D27]/[.D$22]" office:value-type="float" office:value="0.67" calcext:value-type="float">
            <text:p>0.67</text:p>
          </table:table-cell>
          <table:table-cell table:style-name="ce17" table:formula="of:=[.E27]/[.F27]" office:value-type="float" office:value="2.66666666666667" calcext:value-type="float">
            <text:p>2.7</text:p>
          </table:table-cell>
          <table:table-cell table:style-name="ce17" table:formula="of:=[.E27]/[.G27]" office:value-type="float" office:value="23.8805970149254" calcext:value-type="float">
            <text:p>23.9</text:p>
          </table:table-cell>
          <table:table-cell table:style-name="ce17" table:formula="of:=[.G27]/[.F27]" office:value-type="float" office:value="0.111666666666667" calcext:value-type="float">
            <text:p>0.1</text:p>
          </table:table-cell>
          <table:table-cell table:style-name="ce21" table:formula="of:=[.H27]&lt;1" office:value-type="boolean" office:boolean-value="false" calcext:value-type="boolean">
            <text:p>FALSE</text:p>
          </table:table-cell>
          <table:table-cell table:style-name="ce21" table:formula="of:=[.I27]&lt;1" office:value-type="boolean" office:boolean-value="false" calcext:value-type="boolean">
            <text:p>FALSE</text:p>
          </table:table-cell>
          <table:table-cell table:style-name="ce21" table:formula="of:=[.J27]&lt;1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overhead regex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0.263" calcext:value-type="float">
            <text:p>0.263</text:p>
          </table:table-cell>
          <table:table-cell table:style-name="ce13" table:formula="of:=[.B28]/[.B$22]" office:value-type="float" office:value="8" calcext:value-type="float">
            <text:p>8.00</text:p>
          </table:table-cell>
          <table:table-cell table:style-name="ce13" table:formula="of:=[.C28]/[.C$22]" office:value-type="float" office:value="0.14" calcext:value-type="float">
            <text:p>0.14</text:p>
          </table:table-cell>
          <table:table-cell table:style-name="ce4" table:formula="of:=[.D28]/[.D$22]" office:value-type="float" office:value="0.263" calcext:value-type="float">
            <text:p>0.263</text:p>
          </table:table-cell>
          <table:table-cell table:style-name="ce17" table:formula="of:=[.E28]/[.F28]" office:value-type="float" office:value="57.1428571428571" calcext:value-type="float">
            <text:p>57.1</text:p>
          </table:table-cell>
          <table:table-cell table:style-name="ce17" table:formula="of:=[.E28]/[.G28]" office:value-type="float" office:value="30.4182509505703" calcext:value-type="float">
            <text:p>30.4</text:p>
          </table:table-cell>
          <table:table-cell table:style-name="ce17" table:formula="of:=[.G28]/[.F28]" office:value-type="float" office:value="1.87857142857143" calcext:value-type="float">
            <text:p>1.9</text:p>
          </table:table-cell>
          <table:table-cell table:style-name="ce21" table:formula="of:=[.H28]&lt;1" office:value-type="boolean" office:boolean-value="false" calcext:value-type="boolean">
            <text:p>FALSE</text:p>
          </table:table-cell>
          <table:table-cell table:style-name="ce21" table:formula="of:=[.I28]&lt;1" office:value-type="boolean" office:boolean-value="false" calcext:value-type="boolean">
            <text:p>FALSE</text:p>
          </table:table-cell>
          <table:table-cell table:style-name="ce21" table:formula="of:=[.J28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5" office:value-type="string" calcext:value-type="string">
            <text:p>reduce</text:p>
          </table:table-cell>
          <table:table-cell table:style-name="ce5" office:value-type="float" office:value="54" calcext:value-type="float">
            <text:p>54</text:p>
          </table:table-cell>
          <table:table-cell table:style-name="ce5" table:number-columns-repeated="2"/>
          <table:table-cell table:style-name="ce12" table:formula="of:=[.B29]/[.B$22]" office:value-type="float" office:value="540" calcext:value-type="float">
            <text:p>540.00</text:p>
          </table:table-cell>
          <table:table-cell table:style-name="ce14"/>
          <table:table-cell table:style-name="ce5"/>
          <table:table-cell table:style-name="ce18" table:number-columns-repeated="3"/>
          <table:table-cell table:style-name="ce22" table:number-columns-repeated="3"/>
        </table:table-row>
        <table:table-row table:style-name="ro1">
          <table:table-cell table:style-name="ce5" office:value-type="string" calcext:value-type="string">
            <text:p>substr fsm</text:p>
          </table:table-cell>
          <table:table-cell table:style-name="ce5" office:value-type="float" office:value="6.7" calcext:value-type="float">
            <text:p>6.7</text:p>
          </table:table-cell>
          <table:table-cell table:style-name="ce5" table:number-columns-repeated="2"/>
          <table:table-cell table:style-name="ce8" table:formula="of:=([.B30]-[.B28])/[.B$22]" office:value-type="float" office:value="59" calcext:value-type="float">
            <text:p>59.00</text:p>
          </table:table-cell>
          <table:table-cell table:style-name="ce14"/>
          <table:table-cell table:style-name="ce5"/>
          <table:table-cell table:style-name="ce18" table:number-columns-repeated="3"/>
          <table:table-cell table:style-name="ce22" table:number-columns-repeated="3"/>
        </table:table-row>
        <table:table-row table:style-name="ro1">
          <table:table-cell table:style-name="ce2" office:value-type="string" calcext:value-type="string">
            <text:p>index fsm</text:p>
          </table:table-cell>
          <table:table-cell table:style-name="ce5" office:value-type="float" office:value="2.6" calcext:value-type="float">
            <text:p>2.6</text:p>
          </table:table-cell>
          <table:table-cell table:style-name="ce6" office:value-type="float" office:value="4.5" calcext:value-type="float">
            <text:p>4.5</text:p>
          </table:table-cell>
          <table:table-cell table:style-name="ce5"/>
          <table:table-cell table:style-name="ce8" table:formula="of:=([.B31]-[.B28])/[.B$22]" office:value-type="float" office:value="18" calcext:value-type="float">
            <text:p>18.00</text:p>
          </table:table-cell>
          <table:table-cell table:style-name="ce14" table:formula="of:=([.C31]-[.C28])/[.C$22]" office:value-type="float" office:value="4.36" calcext:value-type="float">
            <text:p>4.36</text:p>
          </table:table-cell>
          <table:table-cell table:style-name="ce5"/>
          <table:table-cell table:style-name="ce18" table:formula="of:=[.E31]/[.F31]" office:value-type="float" office:value="4.12844036697248" calcext:value-type="float">
            <text:p>4.1</text:p>
          </table:table-cell>
          <table:table-cell table:style-name="ce18" table:number-columns-repeated="2"/>
          <table:table-cell table:style-name="ce22" table:number-columns-repeated="3"/>
        </table:table-row>
        <table:table-row table:style-name="ro1">
          <table:table-cell table:style-name="ce1" office:value-type="string" calcext:value-type="string">
            <text:p>Regex vs Substr leading w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/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while substr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table:style-name="ce6" office:value-type="float" office:value="6.781" calcext:value-type="float">
            <text:p>6.781</text:p>
          </table:table-cell>
          <table:table-cell table:formula="of:=[.B33]/[.B$32]" office:value-type="float" office:value="2" calcext:value-type="float">
            <text:p>2.00</text:p>
          </table:table-cell>
          <table:table-cell table:formula="of:=[.C33]/[.C$32]" office:value-type="float" office:value="0.45" calcext:value-type="float">
            <text:p>0.45</text:p>
          </table:table-cell>
          <table:table-cell table:formula="of:=[.D33]/[.D$32]" office:value-type="float" office:value="0.6781" calcext:value-type="float">
            <text:p>0.6781</text:p>
          </table:table-cell>
          <table:table-cell table:formula="of:=[.E33]/[.F33]" office:value-type="float" office:value="4.44444444444444" calcext:value-type="float">
            <text:p>4.4</text:p>
          </table:table-cell>
          <table:table-cell table:formula="of:=[.E33]/[.G33]" office:value-type="float" office:value="2.94941749004572" calcext:value-type="float">
            <text:p>2.9</text:p>
          </table:table-cell>
          <table:table-cell table:formula="of:=[.G33]/[.F33]" office:value-type="float" office:value="1.50688888888889" calcext:value-type="float">
            <text:p>1.5</text:p>
          </table:table-cell>
          <table:table-cell table:formula="of:=[.H33]&lt;1" office:value-type="boolean" office:boolean-value="false" calcext:value-type="boolean">
            <text:p>FALSE</text:p>
          </table:table-cell>
          <table:table-cell table:formula="of:=[.I33]&lt;1" office:value-type="boolean" office:boolean-value="false" calcext:value-type="boolean">
            <text:p>FALSE</text:p>
          </table:table-cell>
          <table:table-cell table:formula="of:=[.J33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>
            <text:p>trim-leading/overhead</text:p>
          </table:table-cell>
          <table:table-cell office:value-type="float" office:value="1.34" calcext:value-type="float">
            <text:p>1.3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.349" calcext:value-type="float">
            <text:p>1.349</text:p>
          </table:table-cell>
          <table:table-cell table:formula="of:=[.B34]/[.B$32]" office:value-type="float" office:value="1.34" calcext:value-type="float">
            <text:p>1.34</text:p>
          </table:table-cell>
          <table:table-cell table:style-name="ce13" table:formula="of:=[.C34]/[.C$32]" office:value-type="float" office:value="0.06" calcext:value-type="float">
            <text:p>0.06</text:p>
          </table:table-cell>
          <table:table-cell table:style-name="ce4" table:formula="of:=[.D34]/[.D$32]" office:value-type="float" office:value="0.1349" calcext:value-type="float">
            <text:p>0.1349</text:p>
          </table:table-cell>
          <table:table-cell table:style-name="ce17" table:formula="of:=[.E34]/[.F34]" office:value-type="float" office:value="22.3333333333333" calcext:value-type="float">
            <text:p>22.3</text:p>
          </table:table-cell>
          <table:table-cell table:style-name="ce17" table:formula="of:=[.E34]/[.G34]" office:value-type="float" office:value="9.93328391401038" calcext:value-type="float">
            <text:p>9.9</text:p>
          </table:table-cell>
          <table:table-cell table:style-name="ce17" table:formula="of:=[.G34]/[.F34]" office:value-type="float" office:value="2.24833333333333" calcext:value-type="float">
            <text:p>2.2</text:p>
          </table:table-cell>
          <table:table-cell table:style-name="ce21" table:formula="of:=[.H34]&lt;1" office:value-type="boolean" office:boolean-value="false" calcext:value-type="boolean">
            <text:p>FALSE</text:p>
          </table:table-cell>
          <table:table-cell table:style-name="ce21" table:formula="of:=[.I34]&lt;1" office:value-type="boolean" office:boolean-value="false" calcext:value-type="boolean">
            <text:p>FALSE</text:p>
          </table:table-cell>
          <table:table-cell table:style-name="ce21" table:formula="of:=[.J34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gex s///</text:p>
          </table:table-cell>
          <table:table-cell office:value-type="float" office:value="17.9" calcext:value-type="float">
            <text:p>17.9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4.989" calcext:value-type="float">
            <text:p>14.989</text:p>
          </table:table-cell>
          <table:table-cell table:style-name="ce10" table:formula="of:=[.B35]/[.B$32]" office:value-type="float" office:value="17.9" calcext:value-type="float">
            <text:p>17.90</text:p>
          </table:table-cell>
          <table:table-cell table:formula="of:=[.C35]/[.C$32]" office:value-type="float" office:value="0.3" calcext:value-type="float">
            <text:p>0.30</text:p>
          </table:table-cell>
          <table:table-cell table:formula="of:=[.D35]/[.D$32]" office:value-type="float" office:value="1.4989" calcext:value-type="float">
            <text:p>1.4989</text:p>
          </table:table-cell>
          <table:table-cell table:style-name="ce39" table:formula="of:=[.E35]/[.F35]" office:value-type="float" office:value="59.6666666666667" calcext:value-type="float">
            <text:p>59.7</text:p>
          </table:table-cell>
          <table:table-cell table:formula="of:=[.E35]/[.G35]" office:value-type="float" office:value="11.9420908666355" calcext:value-type="float">
            <text:p>11.9</text:p>
          </table:table-cell>
          <table:table-cell table:formula="of:=[.G35]/[.F35]" office:value-type="float" office:value="4.99633333333333" calcext:value-type="float">
            <text:p>5.0</text:p>
          </table:table-cell>
          <table:table-cell table:formula="of:=[.H35]&lt;1" office:value-type="boolean" office:boolean-value="false" calcext:value-type="boolean">
            <text:p>FALSE</text:p>
          </table:table-cell>
          <table:table-cell table:formula="of:=[.I35]&lt;1" office:value-type="boolean" office:boolean-value="false" calcext:value-type="boolean">
            <text:p>FALSE</text:p>
          </table:table-cell>
          <table:table-cell table:formula="of:=[.J35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4" office:value-type="string" calcext:value-type="string">
            <text:p>overhead</text:p>
          </table:table-cell>
          <table:table-cell table:style-name="ce4" office:value-type="float" office:value="1.63" calcext:value-type="float">
            <text:p>1.63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23" calcext:value-type="float">
            <text:p>1.23</text:p>
          </table:table-cell>
          <table:table-cell table:style-name="ce13" table:formula="of:=[.B36]/[.B$32]" office:value-type="float" office:value="1.63" calcext:value-type="float">
            <text:p>1.63</text:p>
          </table:table-cell>
          <table:table-cell table:style-name="ce13" table:formula="of:=[.C36]/[.C$32]" office:value-type="float" office:value="0.08" calcext:value-type="float">
            <text:p>0.08</text:p>
          </table:table-cell>
          <table:table-cell table:style-name="ce4" table:formula="of:=[.D36]/[.D$32]" office:value-type="float" office:value="0.123" calcext:value-type="float">
            <text:p>0.123</text:p>
          </table:table-cell>
          <table:table-cell table:style-name="ce17" table:formula="of:=[.E36]/[.F36]" office:value-type="float" office:value="20.375" calcext:value-type="float">
            <text:p>20.4</text:p>
          </table:table-cell>
          <table:table-cell table:style-name="ce17" table:formula="of:=[.E36]/[.G36]" office:value-type="float" office:value="13.2520325203252" calcext:value-type="float">
            <text:p>13.3</text:p>
          </table:table-cell>
          <table:table-cell table:style-name="ce17" table:formula="of:=[.G36]/[.F36]" office:value-type="float" office:value="1.5375" calcext:value-type="float">
            <text:p>1.5</text:p>
          </table:table-cell>
          <table:table-cell table:style-name="ce21" table:formula="of:=[.H36]&lt;1" office:value-type="boolean" office:boolean-value="false" calcext:value-type="boolean">
            <text:p>FALSE</text:p>
          </table:table-cell>
          <table:table-cell table:style-name="ce21" table:formula="of:=[.I36]&lt;1" office:value-type="boolean" office:boolean-value="false" calcext:value-type="boolean">
            <text:p>FALSE</text:p>
          </table:table-cell>
          <table:table-cell table:style-name="ce21" table:formula="of:=[.J36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string" calcext:value-type="string">
            <text:p>Regex vs Substr non-ws</text:p>
          </table:table-cell>
          <table:table-cell table:style-name="ce5" table:number-columns-repeated="3"/>
          <table:table-cell table:style-name="ce14" table:number-columns-repeated="2"/>
          <table:table-cell table:style-name="ce5"/>
          <table:table-cell table:style-name="ce18" table:number-columns-repeated="3"/>
          <table:table-cell table:style-name="ce22" table:number-columns-repeated="3"/>
        </table:table-row>
        <table:table-row table:style-name="ro1">
          <table:table-cell table:style-name="ce3" office:value-type="string" calcext:value-type="string">
            <text:p>function substr</text:p>
          </table:table-cell>
          <table:table-cell office:value-type="float" office:value="1.62" calcext:value-type="float">
            <text:p>1.62</text:p>
          </table:table-cell>
          <table:table-cell office:value-type="float" office:value="7" calcext:value-type="float">
            <text:p>7</text:p>
          </table:table-cell>
          <table:table-cell office:value-type="float" office:value="4.501" calcext:value-type="float">
            <text:p>4.501</text:p>
          </table:table-cell>
          <table:table-cell table:formula="of:=[.B38]/[.B$32]" office:value-type="float" office:value="1.62" calcext:value-type="float">
            <text:p>1.62</text:p>
          </table:table-cell>
          <table:table-cell table:formula="of:=[.C38]/[.C$32]" office:value-type="float" office:value="0.7" calcext:value-type="float">
            <text:p>0.70</text:p>
          </table:table-cell>
          <table:table-cell table:formula="of:=[.D38]/[.D$32]" office:value-type="float" office:value="0.4501" calcext:value-type="float">
            <text:p>0.4501</text:p>
          </table:table-cell>
          <table:table-cell table:style-name="ce15" table:formula="of:=[.E38]/[.F38]" office:value-type="float" office:value="2.31428571428571" calcext:value-type="float">
            <text:p>2.3</text:p>
          </table:table-cell>
          <table:table-cell table:style-name="ce15" table:formula="of:=[.E38]/[.G38]" office:value-type="float" office:value="3.59920017773828" calcext:value-type="float">
            <text:p>3.6</text:p>
          </table:table-cell>
          <table:table-cell table:formula="of:=[.G38]/[.F38]" office:value-type="float" office:value="0.643" calcext:value-type="float">
            <text:p>0.6</text:p>
          </table:table-cell>
          <table:table-cell table:formula="of:=[.H38]&lt;1" office:value-type="boolean" office:boolean-value="false" calcext:value-type="boolean">
            <text:p>FALSE</text:p>
          </table:table-cell>
          <table:table-cell table:formula="of:=[.I38]&lt;1" office:value-type="boolean" office:boolean-value="false" calcext:value-type="boolean">
            <text:p>FALSE</text:p>
          </table:table-cell>
          <table:table-cell table:style-name="ce23" table:formula="of:=[.J38]&lt;1" office:value-type="boolean" office:boolean-value="true" calcext:value-type="boolean">
            <text:p>TRUE</text:p>
          </table:table-cell>
        </table:table-row>
        <table:table-row table:style-name="ro1">
          <table:table-cell table:style-name="ce2" office:value-type="string" calcext:value-type="string">
            <text:p>substr</text:p>
          </table:table-cell>
          <table:table-cell office:value-type="float" office:value="1.4" calcext:value-type="float">
            <text:p>1.4</text:p>
          </table:table-cell>
          <table:table-cell office:value-type="float" office:value="2.7" calcext:value-type="float">
            <text:p>2.7</text:p>
          </table:table-cell>
          <table:table-cell table:style-name="ce6" office:value-type="float" office:value="3.028" calcext:value-type="float">
            <text:p>3.028</text:p>
          </table:table-cell>
          <table:table-cell table:formula="of:=[.B39]/[.B$32]" office:value-type="float" office:value="1.4" calcext:value-type="float">
            <text:p>1.40</text:p>
          </table:table-cell>
          <table:table-cell table:formula="of:=[.C39]/[.C$32]" office:value-type="float" office:value="0.27" calcext:value-type="float">
            <text:p>0.27</text:p>
          </table:table-cell>
          <table:table-cell table:formula="of:=[.D39]/[.D$32]" office:value-type="float" office:value="0.3028" calcext:value-type="float">
            <text:p>0.3028</text:p>
          </table:table-cell>
          <table:table-cell table:formula="of:=[.E39]/[.F39]" office:value-type="float" office:value="5.18518518518518" calcext:value-type="float">
            <text:p>5.2</text:p>
          </table:table-cell>
          <table:table-cell table:formula="of:=[.E39]/[.G39]" office:value-type="float" office:value="4.62351387054161" calcext:value-type="float">
            <text:p>4.6</text:p>
          </table:table-cell>
          <table:table-cell table:formula="of:=[.G39]/[.F39]" office:value-type="float" office:value="1.12148148148148" calcext:value-type="float">
            <text:p>1.1</text:p>
          </table:table-cell>
          <table:table-cell table:formula="of:=[.H39]&lt;1" office:value-type="boolean" office:boolean-value="false" calcext:value-type="boolean">
            <text:p>FALSE</text:p>
          </table:table-cell>
          <table:table-cell table:formula="of:=[.I39]&lt;1" office:value-type="boolean" office:boolean-value="false" calcext:value-type="boolean">
            <text:p>FALSE</text:p>
          </table:table-cell>
          <table:table-cell table:formula="of:=[.J39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gex s///</text:p>
          </table:table-cell>
          <table:table-cell office:value-type="float" office:value="24.3" calcext:value-type="float">
            <text:p>24.3</text:p>
          </table:table-cell>
          <table:table-cell table:style-name="ce6" office:value-type="float" office:value="3.1" calcext:value-type="float">
            <text:p>3.1</text:p>
          </table:table-cell>
          <table:table-cell office:value-type="float" office:value="20.843" calcext:value-type="float">
            <text:p>20.843</text:p>
          </table:table-cell>
          <table:table-cell table:style-name="ce10" table:formula="of:=[.B40]/[.B$32]" office:value-type="float" office:value="24.3" calcext:value-type="float">
            <text:p>24.30</text:p>
          </table:table-cell>
          <table:table-cell table:formula="of:=[.C40]/[.C$32]" office:value-type="float" office:value="0.31" calcext:value-type="float">
            <text:p>0.31</text:p>
          </table:table-cell>
          <table:table-cell table:formula="of:=[.D40]/[.D$32]" office:value-type="float" office:value="2.0843" calcext:value-type="float">
            <text:p>2.0843</text:p>
          </table:table-cell>
          <table:table-cell table:style-name="ce39" table:formula="of:=[.E40]/[.F40]" office:value-type="float" office:value="78.3870967741936" calcext:value-type="float">
            <text:p>78.4</text:p>
          </table:table-cell>
          <table:table-cell table:formula="of:=[.E40]/[.G40]" office:value-type="float" office:value="11.6585904140479" calcext:value-type="float">
            <text:p>11.7</text:p>
          </table:table-cell>
          <table:table-cell table:formula="of:=[.G40]/[.F40]" office:value-type="float" office:value="6.72354838709677" calcext:value-type="float">
            <text:p>6.7</text:p>
          </table:table-cell>
          <table:table-cell table:formula="of:=[.H40]&lt;1" office:value-type="boolean" office:boolean-value="false" calcext:value-type="boolean">
            <text:p>FALSE</text:p>
          </table:table-cell>
          <table:table-cell table:formula="of:=[.I40]&lt;1" office:value-type="boolean" office:boolean-value="false" calcext:value-type="boolean">
            <text:p>FALSE</text:p>
          </table:table-cell>
          <table:table-cell table:formula="of:=[.J40]&lt;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table:number-columns-repeated="2" office:value-type="float" office:value="0.002" calcext:value-type="float">
            <text:p>0.002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full parser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[.B42]/[.B$41]" office:value-type="float" office:value="15000" calcext:value-type="float">
            <text:p>15000</text:p>
          </table:table-cell>
          <table:table-cell table:style-name="Default" table:formula="of:=[.C42]/[.C$41]" office:value-type="float" office:value="1000" calcext:value-type="float">
            <text:p>1000</text:p>
          </table:table-cell>
          <table:table-cell/>
          <table:table-cell table:style-name="Default" table:formula="of:=[.B42]/[.C42]" office:value-type="float" office:value="15" calcext:value-type="float">
            <text:p>15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full parser with context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formula="of:=[.B43]/[.B$41]" office:value-type="float" office:value="22500" calcext:value-type="float">
            <text:p>22500</text:p>
          </table:table-cell>
          <table:table-cell table:style-name="Default" table:formula="of:=[.C43]/[.C$41]" office:value-type="float" office:value="1500" calcext:value-type="float">
            <text:p>1500</text:p>
          </table:table-cell>
          <table:table-cell/>
          <table:table-cell table:style-name="Default" table:formula="of:=[.B43]/[.C43]" office:value-type="float" office:value="15" calcext:value-type="float">
            <text:p>15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 style:data-style-name="N2" text:time-value="21:14:05.014033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6:06:58.406086345</meta:creation-date>
    <dc:date>2020-11-22T21:18:10.026456910</dc:date>
    <meta:editing-duration>P1DT10H12M28S</meta:editing-duration>
    <meta:editing-cycles>24</meta:editing-cycles>
    <meta:generator>LibreOffice/6.4.6.2$Linux_X86_64 LibreOffice_project/40$Build-2</meta:generator>
    <meta:document-statistic meta:table-count="1" meta:cell-count="397" meta:object-count="0"/>
  </office:meta>
</office:document-meta>
</file>